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67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Mini Library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FangSheng Wu</text:p>
            <text:p text:style-name="P1">Anli Ji</text:p>
            <text:p text:style-name="P1">JingJing Wang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pproach</text:p>
          </draw:text-box>
        </draw:frame>
        <draw:frame presentation:style-name="pr5" draw:layer="layout" svg:width="25.199cm" svg:height="12.179cm" svg:x="1.778cm" svg:y="4.914cm" presentation:class="outline" presentation:user-transformed="true">
          <draw:text-box>
            <text:list text:style-name="L2">
              <text:list-item>
                <text:p>Since library and user information are storing in local file, FILE I\O is only hard part.</text:p>
                <text:p/>
              </text:list-item>
              <text:list-item>
                <text:p>To access Files in C program, do the system call in the background</text:p>
                <text:p/>
              </text:list-item>
              <text:list-item>
                <text:p>Stdio and array take user input, then compare with current data set, do stuff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17.513cm" svg:x="1.4cm" svg:y="1.537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System()- </text:p>
                <text:p text:style-name="P4">such that system(“cat myLib.txt |grep ‘Book’ ”);</text:p>
                <text:p><text:span text:style-name="T1">same as $</text:span>cat myLib.txt |grep ‘Book’</text:p>
              </text:list-item>
              <text:list-item>
                <text:p>Popen();</text:p>
                <text:p text:style-name="P4">FILE *result=popen(“cat myLib.txt |grep ‘null’ ”);</text:p>
                <text:p><text:span text:style-name="T1">same as $</text:span>cat myLib.txt |grep ‘null’ , but the result in system call would be append directly to C program file inp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14.553cm" svg:x="1.4cm" svg:y="2.54cm" presentation:class="outline" presentation:user-transformed="true">
          <draw:text-box>
            <text:list text:style-name="L2">
              <text:list-item>
                <text:p>Code line can further reduced</text:p>
              </text:list-item>
              <text:list-item>
                <text:p>Current timing covert issue in C, not C++.</text:p>
              </text:list-item>
              <text:list-item>
                <text:p>Error handling improve need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5" draw:layer="layout" svg:width="19.999cm" svg:height="11.536cm" svg:x="4.131cm" svg:y="4.705cm" presentation:class="title" presentation:user-transformed="true">
          <draw:text-box>
            <text:p>Thanks!<text:line-break/><text:line-break/><text:line-break/><text:line-break/>questions?</text:p>
          </draw:text-box>
        </draw:frame>
        <draw:frame draw:style-name="gr2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0:38:36.604503384</meta:creation-date>
    <meta:editing-duration>PT4M36S</meta:editing-duration>
    <meta:editing-cycles>2</meta:editing-cycles>
    <meta:generator>LibreOffice/6.0.6.2$Linux_X86_64 LibreOffice_project/00m0$Build-2</meta:generator>
    <dc:title>Blueprint Plans</dc:title>
    <dc:date>2018-11-27T00:55:18.935269622</dc:date>
    <meta:document-statistic meta:object-count="50"/>
  </office:meta>
</office:document-meta>
</file>